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data ... ...</text:p>
      <text:p text:style-name="Standard">Splitting train/validation/test set ... ...</text:p>
      <text:p text:style-name="Standard">Dataset split shapes: <text:s/>(81, 1666) (81,) (21, 1666) (21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3 <text:s text:c="5"/>1.00 <text:s text:c="5"/>0.69 <text:s text:c="7"/>40</text:p>
      <text:p text:style-name="Standard"><text:s text:c="11"/>1 <text:s text:c="6"/>1.00 <text:s text:c="5"/>0.07 <text:s text:c="5"/>0.12 <text:s text:c="7"/>30</text:p>
      <text:p text:style-name="Standard"><text:s text:c="11"/>2 <text:s text:c="6"/>1.00 <text:s text:c="5"/>0.27 <text:s text:c="5"/>0.43 <text:s text:c="7"/>11</text:p>
      <text:p text:style-name="Standard"/>
      <text:p text:style-name="Standard"><text:s text:c="4"/>accuracy <text:s text:c="26"/>0.56 <text:s text:c="7"/>81</text:p>
      <text:p text:style-name="Standard"><text:s text:c="3"/>macro avg <text:s text:c="6"/>0.84 <text:s text:c="5"/>0.45 <text:s text:c="5"/>0.41 <text:s text:c="7"/>81</text:p>
      <text:p text:style-name="Standard">weighted avg <text:s text:c="6"/>0.77 <text:s text:c="5"/>0.56 <text:s text:c="5"/>0.45 <text:s text:c="7"/>8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6</text:p>
      <text:p text:style-name="Standard">printing means accuracy of the classifier ... ...</text:p>
      <text:p text:style-name="Standard">mean accuracy: <text:s/>0.5555555555555556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67 <text:s text:c="5"/>1.00 <text:s text:c="5"/>0.80 <text:s text:c="7"/>14</text:p>
      <text:p text:style-name="Standard"><text:s text:c="11"/>1 <text:s text:c="6"/>0.00 <text:s text:c="5"/>0.00 <text:s text:c="5"/>0.00 <text:s text:c="8"/>4</text:p>
      <text:p text:style-name="Standard"><text:s text:c="11"/>2 <text:s text:c="6"/>0.00 <text:s text:c="5"/>0.00 <text:s text:c="5"/>0.00 <text:s text:c="8"/>3</text:p>
      <text:p text:style-name="Standard"/>
      <text:p text:style-name="Standard"><text:s text:c="4"/>accuracy <text:s text:c="26"/>0.67 <text:s text:c="7"/>21</text:p>
      <text:p text:style-name="Standard"><text:s text:c="3"/>macro avg <text:s text:c="6"/>0.22 <text:s text:c="5"/>0.33 <text:s text:c="5"/>0.27 <text:s text:c="7"/>21</text:p>
      <text:p text:style-name="Standard">weighted avg <text:s text:c="6"/>0.44 <text:s text:c="5"/>0.67 <text:s text:c="5"/>0.53 <text:s text:c="7"/>2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6</text:p>
      <text:p text:style-name="Standard">printing means accuracy of the classifier ... ...</text:p>
      <text:p text:style-name="Standard">mean accuracy: <text:s/>0.6666666666666666</text:p>
      <text:p text:style-name="Standard">Dataset split shapes: <text:s/>(102, 1666) (102, 1)</text:p>
      <text:p text:style-name="Standard">running k-fold cross validation using svm ... ...</text:p>
      <text:p text:style-name="Standard">[0.33333333 0.33333333 0.33333333 0.33333333 0.33333333]</text:p>
      <text:p text:style-name="Standard">Splitting train/validation/test set ... ...</text:p>
      <text:p text:style-name="Standard">Dataset split shapes: <text:s/>(814, 1666) (814,) (204, 1666) (204,)</text:p>
      <text:p text:style-name="Standard"><text:soft-page-break/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5 <text:s text:c="5"/>1.00 <text:s text:c="5"/>0.71 <text:s text:c="6"/>420</text:p>
      <text:p text:style-name="Standard"><text:s text:c="11"/>1 <text:s text:c="6"/>1.00 <text:s text:c="5"/>0.13 <text:s text:c="5"/>0.23 <text:s text:c="6"/>298</text:p>
      <text:p text:style-name="Standard"><text:s text:c="11"/>2 <text:s text:c="6"/>1.00 <text:s text:c="5"/>0.14 <text:s text:c="5"/>0.24 <text:s text:c="7"/>96</text:p>
      <text:p text:style-name="Standard"/>
      <text:p text:style-name="Standard"><text:s text:c="4"/>accuracy <text:s text:c="26"/>0.58 <text:s text:c="6"/>814</text:p>
      <text:p text:style-name="Standard"><text:s text:c="3"/>macro avg <text:s text:c="6"/>0.85 <text:s text:c="5"/>0.42 <text:s text:c="5"/>0.39 <text:s text:c="6"/>814</text:p>
      <text:p text:style-name="Standard">weighted avg <text:s text:c="6"/>0.77 <text:s text:c="5"/>0.58 <text:s text:c="5"/>0.48 <text:s text:c="6"/>81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8</text:p>
      <text:p text:style-name="Standard">printing means accuracy of the classifier ... ...</text:p>
      <text:p text:style-name="Standard">mean accuracy: <text:s/>0.5798525798525799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60 <text:s text:c="5"/>0.98 <text:s text:c="5"/>0.75 <text:s text:c="6"/>124</text:p>
      <text:p text:style-name="Standard"><text:s text:c="11"/>1 <text:s text:c="6"/>0.00 <text:s text:c="5"/>0.00 <text:s text:c="5"/>0.00 <text:s text:c="7"/>62</text:p>
      <text:p text:style-name="Standard"><text:s text:c="11"/>2 <text:s text:c="6"/>0.00 <text:s text:c="5"/>0.00 <text:s text:c="5"/>0.00 <text:s text:c="7"/>18</text:p>
      <text:p text:style-name="Standard"/>
      <text:p text:style-name="Standard"><text:s text:c="4"/>accuracy <text:s text:c="26"/>0.60 <text:s text:c="6"/>204</text:p>
      <text:p text:style-name="Standard"><text:s text:c="3"/>macro avg <text:s text:c="6"/>0.20 <text:s text:c="5"/>0.33 <text:s text:c="5"/>0.25 <text:s text:c="6"/>204</text:p>
      <text:p text:style-name="Standard">weighted avg <text:s text:c="6"/>0.37 <text:s text:c="5"/>0.60 <text:s text:c="5"/>0.45 <text:s text:c="6"/>20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9</text:p>
      <text:p text:style-name="Standard">printing means accuracy of the classifier ... ...</text:p>
      <text:p text:style-name="Standard">mean accuracy: <text:s/>0.5980392156862745</text:p>
      <text:p text:style-name="Standard">Dataset split shapes: <text:s/>(1018, 1666) (1018, 1)</text:p>
      <text:p text:style-name="Standard">running k-fold cross validation using svm ... ...</text:p>
      <text:p text:style-name="Standard">[0.32721713 0.32415902 0.33333333 0.33027523 0.32716049]</text:p>
      <text:p text:style-name="Standard">Splitting train/validation/test set ... ...</text:p>
      <text:p text:style-name="Standard">Dataset split shapes: <text:s/>(8141, 1666) (8141,) (2036, 1666) (2036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7 <text:s text:c="5"/>1.00 <text:s text:c="5"/>0.73 <text:s text:c="5"/>4354</text:p>
      <text:p text:style-name="Standard"><text:s text:c="11"/>1 <text:s text:c="6"/>0.97 <text:s text:c="5"/>0.13 <text:s text:c="5"/>0.23 <text:s text:c="5"/>2838</text:p>
      <text:p text:style-name="Standard"><text:s text:c="11"/>2 <text:s text:c="6"/>0.99 <text:s text:c="5"/>0.12 <text:s text:c="5"/>0.22 <text:s text:c="6"/>949</text:p>
      <text:p text:style-name="Standard"><text:soft-page-break/></text:p>
      <text:p text:style-name="Standard"><text:s text:c="4"/>accuracy <text:s text:c="26"/>0.59 <text:s text:c="5"/>8141</text:p>
      <text:p text:style-name="Standard"><text:s text:c="3"/>macro avg <text:s text:c="6"/>0.84 <text:s text:c="5"/>0.42 <text:s text:c="5"/>0.39 <text:s text:c="5"/>8141</text:p>
      <text:p text:style-name="Standard">weighted avg <text:s text:c="6"/>0.76 <text:s text:c="5"/>0.59 <text:s text:c="5"/>0.50 <text:s text:c="5"/>814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9</text:p>
      <text:p text:style-name="Standard">printing means accuracy of the classifier ... ...</text:p>
      <text:p text:style-name="Standard">mean accuracy: <text:s/>0.5948900626458666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4 <text:s text:c="5"/>0.97 <text:s text:c="5"/>0.69 <text:s text:c="5"/>1098</text:p>
      <text:p text:style-name="Standard"><text:s text:c="11"/>1 <text:s text:c="6"/>0.35 <text:s text:c="5"/>0.02 <text:s text:c="5"/>0.04 <text:s text:c="6"/>714</text:p>
      <text:p text:style-name="Standard"><text:s text:c="11"/>2 <text:s text:c="6"/>0.10 <text:s text:c="5"/>0.01 <text:s text:c="5"/>0.02 <text:s text:c="6"/>224</text:p>
      <text:p text:style-name="Standard"/>
      <text:p text:style-name="Standard"><text:s text:c="4"/>accuracy <text:s text:c="26"/>0.53 <text:s text:c="5"/>2036</text:p>
      <text:p text:style-name="Standard"><text:s text:c="3"/>macro avg <text:s text:c="6"/>0.33 <text:s text:c="5"/>0.33 <text:s text:c="5"/>0.25 <text:s text:c="5"/>2036</text:p>
      <text:p text:style-name="Standard">weighted avg <text:s text:c="6"/>0.42 <text:s text:c="5"/>0.53 <text:s text:c="5"/>0.39 <text:s text:c="5"/>2036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4</text:p>
      <text:p text:style-name="Standard">printing means accuracy of the classifier ... ...</text:p>
      <text:p text:style-name="Standard">mean accuracy: <text:s/>0.5314341846758349</text:p>
      <text:p text:style-name="Standard">Dataset split shapes: <text:s/>(10177, 1666) (10177, 1)</text:p>
      <text:p text:style-name="Standard">running k-fold cross validation using svm ... ...</text:p>
      <text:p text:style-name="Standard">[0.33222742 0.33772303 0.32692992 0.3363977 <text:s/>0.3280010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2:48:46.104293927</meta:creation-date>
    <dc:date>2019-10-27T02:49:20.653709831</dc:date>
    <meta:editing-duration>PT38S</meta:editing-duration>
    <meta:editing-cycles>1</meta:editing-cycles>
    <meta:document-statistic meta:table-count="0" meta:image-count="0" meta:object-count="0" meta:page-count="3" meta:paragraph-count="108" meta:word-count="593" meta:character-count="5159" meta:non-whitespace-character-count="3441"/>
    <meta:generator>LibreOffice/6.0.7.3$Linux_X86_64 LibreOffice_project/00m0$Build-3</meta:generator>
  </office:meta>
</office:document-meta>
</file>